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TIERREZ MASIAS, MAU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24649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73641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UTIERREZ MASIAS, MAU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2464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92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7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56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3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7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9/08/2021</text:p>
          </table:table-cell>
          <table:table-cell table:style-name="Tabla2.A2" office:value-type="string">
            <text:p text:style-name="P9">82943085</text:p>
          </table:table-cell>
          <table:table-cell table:style-name="Tabla2.A2" office:value-type="string">
            <text:p text:style-name="P9">1801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1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3:31:4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